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0a9968" officeooo:paragraph-rsid="000a9968"/>
    </style:style>
    <style:style style:name="P2" style:family="paragraph" style:parent-style-name="Standard">
      <style:paragraph-properties fo:line-height="200%" fo:text-align="center" style:justify-single-word="false"/>
      <style:text-properties officeooo:rsid="000a9968" officeooo:paragraph-rsid="000a9968"/>
    </style:style>
    <style:style style:name="P3" style:family="paragraph" style:parent-style-name="Standard">
      <style:paragraph-properties fo:line-height="200%" fo:text-align="start" style:justify-single-word="false"/>
      <style:text-properties officeooo:rsid="000a9968" officeooo:paragraph-rsid="000a9968"/>
    </style:style>
    <style:style style:name="P4" style:family="paragraph" style:parent-style-name="Standard">
      <style:paragraph-properties fo:line-height="200%" fo:text-align="start" style:justify-single-word="false"/>
      <style:text-properties officeooo:paragraph-rsid="000a9968"/>
    </style:style>
    <style:style style:name="T1" style:family="text">
      <style:text-properties officeooo:rsid="000a9968"/>
    </style:style>
    <style:style style:name="T2" style:family="text">
      <style:text-properties officeooo:rsid="000ab7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omjin Han</text:p>
      <text:p text:style-name="P1">Dr. Scott Gordon</text:p>
      <text:p text:style-name="P1">CSC 194</text:p>
      <text:p text:style-name="P1">2/16/2020</text:p>
      <text:p text:style-name="P2">Seminar #2 – Adam Holguin 2/14/2020</text:p>
      <text:p text:style-name="P3"><text:tab/>Our speaker today was Adam Holguin, a project manager from Turner Construction Company.</text:p>
      <text:p text:style-name="P3">Adam has worked on many projects in Sacramento such as the Golden One Center, and many more in wider areas. Adam would be described as a Design Build Professional. His presentation was about project delivery methods for engineering professionals. When someone with money wants something built, they must coordinate with designers, builders, and everyone in between. Everyone has to be contracted, and the format could vary in different situation<text:span text:style-name="T2">s. The four different Project Delivery Systems he went through are Design-Bid-Build, Construction Management at Risk, Multi-Prime, and Design-Build. The speaker went through the pros and cons of each build, depending on which parties get involved in different stages of design stage. </text:span></text:p>
      <text:p text:style-name="P4"><text:span text:style-name="T1"><text:tab/>I learned a lot about how engineering projects are planned and executed. Contracting is always involved in the business environment, so defining exactly how much control everyone has over the project is necessary. The speaker definitely proved the importance of planning the project delivery system ahead of time. Even in a program development project, it’s important to decide if we’re doing a waterfall, scrum, or other build. We also learned a lot about the construction of the Golden One Center, the delivery system it used, and its over-budget crisi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6T01:45:33.544000000</meta:creation-date>
    <dc:date>2020-02-16T02:13:42.677000000</dc:date>
    <meta:editing-duration>PT17M58S</meta:editing-duration>
    <meta:editing-cycles>3</meta:editing-cycles>
    <meta:generator>LibreOffice/6.3.3.2$Windows_X86_64 LibreOffice_project/a64200df03143b798afd1ec74a12ab50359878ed</meta:generator>
    <meta:document-statistic meta:table-count="0" meta:image-count="0" meta:object-count="0" meta:page-count="1" meta:paragraph-count="8" meta:word-count="225" meta:character-count="1452" meta:non-whitespace-character-count="1231"/>
  </office:meta>
</office:document-meta>
</file>